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Таблица1" style:family="table">
      <style:table-properties style:width="17.538cm" fo:margin-left="-0.191cm" fo:margin-top="0cm" fo:margin-bottom="0cm" table:align="left" style:writing-mode="lr-tb"/>
    </style:style>
    <style:style style:name="Таблица1.A" style:family="table-column">
      <style:table-column-properties style:column-width="8.594cm"/>
    </style:style>
    <style:style style:name="Таблица1.B" style:family="table-column">
      <style:table-column-properties style:column-width="8.945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00%" fo:text-align="center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line-height="100%" fo:text-align="center" style:justify-single-word="false" fo:text-indent="1cm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 fo:orphans="0" fo:widows="0" fo:hyphenation-ladder-count="no-limit">
        <style:tab-stops>
          <style:tab-stop style:position="-55.88cm"/>
          <style:tab-stop style:position="-55.57cm"/>
          <style:tab-stop style:position="-54.319cm"/>
          <style:tab-stop style:position="-53.068cm"/>
          <style:tab-stop style:position="-51.818cm"/>
          <style:tab-stop style:position="-50.567cm"/>
          <style:tab-stop style:position="-49.317cm"/>
          <style:tab-stop style:position="-48.066cm"/>
          <style:tab-stop style:position="-46.815cm"/>
          <style:tab-stop style:position="-45.565cm"/>
          <style:tab-stop style:position="-44.314cm"/>
          <style:tab-stop style:position="-43.064cm"/>
          <style:tab-stop style:position="-41.813cm"/>
          <style:tab-stop style:position="-40.562cm"/>
          <style:tab-stop style:position="-39.312cm"/>
          <style:tab-stop style:position="-38.061cm"/>
          <style:tab-stop style:position="-36.811cm"/>
          <style:tab-stop style:position="-35.56cm"/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7.508cm"/>
          <style:tab-stop style:position="18.759cm"/>
          <style:tab-stop style:position="20.01cm"/>
          <style:tab-stop style:position="21.26cm"/>
          <style:tab-stop style:position="22.511cm"/>
          <style:tab-stop style:position="23.761cm"/>
          <style:tab-stop style:position="25.012cm"/>
          <style:tab-stop style:position="26.263cm"/>
          <style:tab-stop style:position="27.513cm"/>
          <style:tab-stop style:position="28.764cm"/>
          <style:tab-stop style:position="30.014cm"/>
          <style:tab-stop style:position="31.265cm"/>
          <style:tab-stop style:position="32.516cm"/>
          <style:tab-stop style:position="33.766cm"/>
          <style:tab-stop style:position="35.017cm"/>
          <style:tab-stop style:position="36.267cm"/>
          <style:tab-stop style:position="37.518cm"/>
          <style:tab-stop style:position="38.769cm"/>
          <style:tab-stop style:position="40.019cm"/>
          <style:tab-stop style:position="41.27cm"/>
          <style:tab-stop style:position="42.52cm"/>
          <style:tab-stop style:position="43.771cm"/>
          <style:tab-stop style:position="45.022cm"/>
          <style:tab-stop style:position="46.272cm"/>
          <style:tab-stop style:position="47.523cm"/>
          <style:tab-stop style:position="48.773cm"/>
          <style:tab-stop style:position="50.024cm"/>
          <style:tab-stop style:position="51.274cm"/>
          <style:tab-stop style:position="52.525cm"/>
          <style:tab-stop style:position="53.776cm"/>
          <style:tab-stop style:position="55.026cm"/>
          <style:tab-stop style:position="55.88cm"/>
        </style:tab-stops>
      </style:paragraph-properties>
      <style:text-properties fo:color="#000000" style:font-name="Times New Roman" fo:font-size="12pt" style:font-name-asian="ヒラギノ角ゴ Pro W3" style:font-size-asian="12pt" style:language-asian="en" style:country-asian="US"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fo:line-height="100%"/>
      <style:text-properties style:font-name="Times New Roman" fo:font-size="12pt" style:font-name-asian="Calibri1" style:font-size-asian="12pt" style:language-asian="en" style:country-asian="US" style:font-size-complex="12pt"/>
    </style:style>
    <style:style style:name="P6" style:family="paragraph" style:parent-style-name="Standard">
      <style:paragraph-properties fo:margin-top="0cm" fo:margin-bottom="0cm" fo:line-height="100%"/>
      <style:text-properties style:font-name="Times New Roman"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left="0cm" fo:margin-right="0cm" fo:margin-top="0cm" fo:margin-bottom="0cm" fo:line-height="100%" fo:text-indent="0.635cm" style:auto-text-indent="false" fo:background-color="#ffffff">
        <style:background-image/>
      </style:paragraph-properties>
    </style:style>
    <style:style style:name="P9" style:family="paragraph" style:parent-style-name="Standard">
      <style:paragraph-properties fo:margin-left="0cm" fo:margin-right="0cm" fo:margin-top="0cm" fo:margin-bottom="0cm" fo:line-height="100%" fo:text-indent="0.953cm" style:auto-text-indent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953cm" style:auto-text-indent="fals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cm" fo:margin-right="0cm" fo:margin-top="0cm" fo:margin-bottom="0cm" fo:line-height="100%" fo:text-indent="0.953cm" style:auto-text-indent="false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style:font-name="Times New Roman" fo:font-size="12pt" style:font-size-asian="12pt" style:font-size-complex="12pt"/>
    </style:style>
    <style:style style:name="P13" style:family="paragraph" style:parent-style-name="Standard" style:master-page-name="Standard">
      <style:paragraph-properties fo:margin-left="0cm" fo:margin-right="0cm" fo:margin-top="0cm" fo:margin-bottom="0cm" fo:line-height="100%" fo:text-indent="1cm" style:auto-text-indent="false" style:page-number="auto"/>
    </style:style>
    <style:style style:name="P1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cm" style:auto-text-indent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1cm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cm" style:auto-text-indent="false"/>
    </style:style>
    <style:style style:name="P17" style:family="paragraph" style:parent-style-name="Standard">
      <style:paragraph-properties fo:margin-top="0cm" fo:margin-bottom="0cm" style:line-height-at-least="0.423cm" fo:text-align="center" style:justify-single-word="false"/>
      <style:text-properties style:font-name="Times New Roman" fo:font-size="12pt" fo:font-weight="bold" style:font-name-asian="Calibri1" style:font-size-asian="12pt" style:language-asian="en" style:country-asian="US" style:font-weight-asian="bold" style:font-size-complex="12pt"/>
    </style:style>
    <style:style style:name="P18" style:family="paragraph" style:parent-style-name="Standard">
      <style:paragraph-properties fo:margin-top="0cm" fo:margin-bottom="0cm" fo:line-height="100%"/>
      <style:text-properties style:font-name="Times New Roman" fo:font-size="12pt" style:font-name-asian="Calibri1" style:font-size-asian="12pt" style:language-asian="en" style:country-asian="US" style:font-size-complex="12pt"/>
    </style:style>
    <style:style style:name="P19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bold" style:font-size-asian="10pt" style:font-weight-asian="bold" style:font-size-complex="10pt"/>
    </style:style>
    <style:style style:name="P2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margin-top="0cm" fo:margin-bottom="0cm" fo:line-height="100%" fo:orphans="0" fo:widows="0" fo:hyphenation-ladder-count="no-limit">
        <style:tab-stops>
          <style:tab-stop style:position="-55.88cm"/>
          <style:tab-stop style:position="-55.57cm"/>
          <style:tab-stop style:position="-54.319cm"/>
          <style:tab-stop style:position="-53.068cm"/>
          <style:tab-stop style:position="-51.818cm"/>
          <style:tab-stop style:position="-50.567cm"/>
          <style:tab-stop style:position="-49.317cm"/>
          <style:tab-stop style:position="-48.066cm"/>
          <style:tab-stop style:position="-46.815cm"/>
          <style:tab-stop style:position="-45.565cm"/>
          <style:tab-stop style:position="-44.314cm"/>
          <style:tab-stop style:position="-43.064cm"/>
          <style:tab-stop style:position="-41.813cm"/>
          <style:tab-stop style:position="-40.562cm"/>
          <style:tab-stop style:position="-39.312cm"/>
          <style:tab-stop style:position="-38.061cm"/>
          <style:tab-stop style:position="-36.811cm"/>
          <style:tab-stop style:position="-35.56cm"/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  <style:tab-stop style:position="17.508cm"/>
          <style:tab-stop style:position="18.759cm"/>
          <style:tab-stop style:position="20.01cm"/>
          <style:tab-stop style:position="21.26cm"/>
          <style:tab-stop style:position="22.511cm"/>
          <style:tab-stop style:position="23.761cm"/>
          <style:tab-stop style:position="25.012cm"/>
          <style:tab-stop style:position="26.263cm"/>
          <style:tab-stop style:position="27.513cm"/>
          <style:tab-stop style:position="28.764cm"/>
          <style:tab-stop style:position="30.014cm"/>
          <style:tab-stop style:position="31.265cm"/>
          <style:tab-stop style:position="32.516cm"/>
          <style:tab-stop style:position="33.766cm"/>
          <style:tab-stop style:position="35.017cm"/>
          <style:tab-stop style:position="36.267cm"/>
          <style:tab-stop style:position="37.518cm"/>
          <style:tab-stop style:position="38.769cm"/>
          <style:tab-stop style:position="40.019cm"/>
          <style:tab-stop style:position="41.27cm"/>
          <style:tab-stop style:position="42.52cm"/>
          <style:tab-stop style:position="43.771cm"/>
          <style:tab-stop style:position="45.022cm"/>
          <style:tab-stop style:position="46.272cm"/>
          <style:tab-stop style:position="47.523cm"/>
          <style:tab-stop style:position="48.773cm"/>
          <style:tab-stop style:position="50.024cm"/>
          <style:tab-stop style:position="51.274cm"/>
          <style:tab-stop style:position="52.525cm"/>
          <style:tab-stop style:position="53.776cm"/>
          <style:tab-stop style:position="55.026cm"/>
          <style:tab-stop style:position="55.88cm"/>
        </style:tab-stops>
      </style:paragraph-properties>
      <style:text-properties fo:color="#000000" style:font-name="Times New Roman" fo:font-size="12pt" style:font-name-asian="ヒラギノ角ゴ Pro W3" style:font-size-asian="12pt" style:language-asian="en" style:country-asian="US" fo:hyphenate="false" fo:hyphenation-remain-char-count="2" fo:hyphenation-push-char-count="2"/>
    </style:style>
    <style:style style:name="P24" style:family="paragraph" style:parent-style-name="Standard">
      <style:paragraph-properties fo:margin-top="0cm" fo:margin-bottom="0cm" fo:line-height="100%" fo:text-align="justify" style:justify-single-word="false" fo:keep-with-next="always"/>
      <style:text-properties style:font-name="Times New Roman" fo:font-size="12pt" style:font-size-asian="12pt" style:font-size-complex="12pt" style:font-weight-complex="bold"/>
    </style:style>
    <style:style style:name="P2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635cm" style:auto-text-indent="false" fo:background-color="#ffffff">
        <style:background-image/>
      </style:paragraph-properties>
      <style:text-properties fo:color="#000000" style:font-name="Times New Roman" fo:font-size="12pt" style:font-size-asian="12pt" style:font-size-complex="12pt"/>
    </style:style>
    <style:style style:name="P26" style:family="paragraph" style:parent-style-name="Standard">
      <style:paragraph-properties fo:margin-left="9.991cm" fo:margin-right="0cm" fo:margin-top="0cm" fo:margin-bottom="0cm" fo:line-height="0.388cm" fo:text-indent="1.249cm" style:auto-text-indent="false" fo:background-color="#ffffff">
        <style:background-image/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27" style:family="paragraph" style:parent-style-name="ConsPlusNormal">
      <style:paragraph-properties fo:margin-left="0cm" fo:margin-right="0cm" fo:margin-top="0cm" fo:margin-bottom="0cm" fo:orphans="2" fo:widows="2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8" style:family="paragraph" style:parent-style-name="ConsPlusNormal">
      <style:paragraph-properties fo:margin-left="0cm" fo:margin-right="0cm" fo:margin-top="0cm" fo:margin-bottom="0cm" fo:text-align="justify" style:justify-single-word="false" fo:orphans="2" fo:widows="2" fo:text-indent="0.953cm" style:auto-text-indent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fo:font-size="12pt" fo:font-style="italic" style:font-size-asian="12pt" style:font-style-asian="italic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style:font-size-asian="12pt" style:font-size-complex="12pt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/>
    </style:style>
    <style:style style:name="T5" style:family="text">
      <style:text-properties style:font-name="Times New Roman" fo:font-size="12pt" style:font-name-asian="Calibri1" style:font-size-asian="12pt" style:language-asian="en" style:country-asian="US" style:font-size-complex="12pt"/>
    </style:style>
    <style:style style:name="T6" style:family="text">
      <style:text-properties style:font-name="Times New Roman" fo:font-size="12pt" fo:language="en" fo:country="US" style:font-name-asian="Calibri1" style:font-size-asian="12pt" style:language-asian="en" style:country-asian="US" style:font-size-complex="12pt"/>
    </style:style>
    <style:style style:name="T7" style:family="text">
      <style:text-properties style:font-name="Times New Roman" fo:font-size="10pt" fo:font-weight="bold" style:font-size-asian="10pt" style:font-weight-asian="bold" style:font-size-complex="10pt"/>
    </style:style>
    <style:style style:name="T8" style:family="text">
      <style:text-properties fo:color="#000000" style:font-name="Times New Roman" fo:font-size="12pt" style:font-size-asian="12pt" style:font-size-complex="12pt"/>
    </style:style>
    <style:style style:name="T9" style:family="text">
      <style:text-properties fo:color="#000000" style:font-name="Times New Roman"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<text:s text:c="36"/></text:span><text:a xlink:type="simple" xlink:href="consultantplus://offline/main?base=LAW;n=110205;fld=134;dst=102191" text:style-name="Internet_20_link" text:visited-style-name="Visited_20_Internet_20_Link"><text:span text:style-name="T4">Договор поручения физическому лицу</text:span></text:a><text:span text:style-name="T4"> к смете № ____</text:span></text:p>
      <text:p text:style-name="P14">_________________________________________________________________________</text:p>
      <text:p text:style-name="P28"/>
      <text:p text:style-name="P27">г. Калининград<text:tab/><text:tab/><text:tab/><text:tab/><text:tab/><text:tab/><text:tab/>«____» __________ 20___ года</text:p>
      <text:p text:style-name="P28"/>
      <text:p text:style-name="P14">Государственное автономное учреждение Калининградской области "Центр спортивной подготовки сборных команд" (ГАУ КО "ЦСП СК") в дальнейшем именуемое, «Доверитель», в лице директора Губиной Ксении Олеговны, действующей на основании Устава, с одной стороны и <text:s text:c="2"/>______________________________________________________________________</text:p>
      <text:p text:style-name="P19">именуемый в дальнейшем «Поверенный», с другой стороны, вместе именуемые «Стороны», заключили настоящий договор поручения (далее – «Договор») о нижеследующем:</text:p>
      <text:p text:style-name="P15">1. Предмет договора</text:p>
      <text:p text:style-name="P16"><text:span text:style-name="T2">1.1. Доверитель поручает, а Поверенный принимает на себя обязательство на безвозмездной основе совершить от имени и за счет Доверителя следующие действия (далее - Поручение): </text:span><text:span text:style-name="T9">формирование отчетных документов по спортивному мероприятию и выплата денежных средств, в соответствии с предоставленными первичными документами, в том числе:</text:span></text:p>
      <text:p text:style-name="P14">- сбор документов по судейской коллегии, рабочему персоналу, медицинскому персоналу и т.д. (договор, акт, персональные данные, ведомость на получение денежных средств, табель учета рабочего времени, список судейской бригады, направление на врача и т.д.), выплата им денежных средств;</text:p>
      <text:p text:style-name="P14">- подготовка и сбор информации по лицам, подлежащим награждению (ведомость, персональные данные);</text:p>
      <text:p text:style-name="P14">- подготовка протоколов соревнований и отчета главного судьи по утвержденным формам;</text:p>
      <text:p text:style-name="P14">- подготовка прочих документов, предусмотренных положением о спортивном мероприятии;</text:p>
      <text:p text:style-name="P14">- выплата (возмещение) расходов третьим лицам или участникам спортивного мероприятия, представляющим заемные средства для обеспечения участия в мероприятии.</text:p>
      <text:p text:style-name="P14">1.2. Поручение по договору должно быть исполнено в сроки, определенные приказом на проведение спортивного мероприятия, отчет предоставлен не позднее 10 календарных дней <text:s text:c="16"/>с момента окончания спортивного мероприятия.</text:p>
      <text:p text:style-name="P15">2. Права и обязанности сторон</text:p>
      <text:p text:style-name="P14">2.1. Поверенный обязуется:</text:p>
      <text:p text:style-name="P14">2.1.1. исполнить Поручение в соответствии с указаниями Доверителя;</text:p>
      <text:p text:style-name="P14">2.1.2. передавать Доверителю без промедления все полученные при исполнении Поручения, документы;</text:p>
      <text:p text:style-name="P16"><text:span text:style-name="T2">2.1.3. возвратить Доверителю доверенность, срок действия которой не истек, <text:s text:c="31"/>и представить ему </text:span><text:a xlink:type="simple" xlink:href="consultantplus://offline/main?base=PAP;n=31027;fld=134" text:style-name="Internet_20_link" text:visited-style-name="Visited_20_Internet_20_Link"><text:span text:style-name="T2">Отчет</text:span></text:a><text:span text:style-name="T2"> об исполнении Поручения <text:s/>и не израсходованные денежные средства, полученные для исполнения поручения не позднее 10 (десяти) календарных дней со дня завершения мероприятия;</text:span></text:p>
      <text:p text:style-name="P14">2.1.4. бережно относиться к переданному ему для осуществления возложенных на него функций (обязанностей) имуществу Доверителя и принимать меры к предотвращению ущерба;</text:p>
      <text:p text:style-name="P14">2.1.5. предоставить акт (отчет) о своей деятельности, в течение 10 дней со дня окончания мероприятия с представлением первичной документации по понесенным расходам;</text:p>
      <text:p text:style-name="P14">2.1.6. не разглашать сведений, имеющих конфиденциальный характер;</text:p>
      <text:p text:style-name="P14">2.2. Доверитель обязуется:</text:p>
      <text:p text:style-name="P14">2.2.1. выдать Поверенному доверенность, удостоверяющую его полномочия, необходимые для исполнения Поручения;</text:p>
      <text:p text:style-name="P12">2.2.2. не позднее 1 (одного) рабочих дней с момента заключения договора поручения передать Поверенному следующие документы, необходимые для исполнения Поручения: доверенность, положение о проведении спортивного мероприятия.</text:p>
      <text:p text:style-name="P12">2.2.3. принять от Поверенного все полученные документы при исполнении Поручения;</text:p>
      <text:p text:style-name="P16"><text:soft-page-break/><text:span text:style-name="T2">2.2.4. возместить Поверенному понесенные им расходы в срок не позднее 30 (тридцати) рабочих дней со дня утверждения </text:span><text:a xlink:type="simple" xlink:href="consultantplus://offline/main?base=PAP;n=31027;fld=134" text:style-name="Internet_20_link" text:visited-style-name="Visited_20_Internet_20_Link"><text:span text:style-name="T2">Отчета</text:span></text:a><text:span text:style-name="T2"> путем перечисления денежных средств на личный счет Поверенного, открытого в кредитной организации.</text:span></text:p>
      <text:p text:style-name="P14">2.3. Поверенный имеет право:</text:p>
      <text:p text:style-name="P14">2.3.1. получать необходимую информацию и документы, непосредственно касающиеся выполнения указанной услуги (работы);</text:p>
      <text:p text:style-name="P14">2.3.2. получать возмещение фактически понесенных расходов, связанных с выполнением услуги (работы) и в соответствии со сметой, положением на данное мероприятие после предоставления первичных документам или в качестве аванса путем перечисления денежных средств на личный счет Поверенного, открытого в кредитной организации.</text:p>
      <text:p text:style-name="P14">2.4. Доверитель имеет право:</text:p>
      <text:p text:style-name="P14">2.4.1. получить от Поверенного необходимые для осуществления деятельности по договору документы, касающиеся его квалификации, и, если требуется, рекомендаций других лиц;</text:p>
      <text:p text:style-name="P14">2.4.2. проверять качество деятельности Поверенного.</text:p>
      <text:p text:style-name="P14">2.4.3. в случае возникновения конфликтной ситуации по выплаченным/не выплаченным/ не своевременно или не в полном объеме выплаченным денежным средствам со стороны лиц имеющих на это право в соответствие с представленными Поверенным отчетными документами, переадресовать претензию непосредственно Поверенному или в соответствующую региональную федерацию по виду спорта.</text:p>
      <text:p text:style-name="P15">3. Ответственность сторон</text:p>
      <text:p text:style-name="P14">3.1. Поверенный принимает на себя полную материальную, административную и уголовную ответственность за достоверность(подлинность) представленных к оплате документов.</text:p>
      <text:p text:style-name="P14">3.2. Поверенный принимает на себя полную материальную, административную и уголовную ответственность за передачу денежных средств лицам, указанным в ведомостях на получение денежных средств, которые он представляет в качестве отчетного документа.</text:p>
      <text:p text:style-name="P14">3.3. Сторона, не исполнившая или ненадлежащим образом исполнившая обязательства по договору поручения, обязана возместить другой Стороне убытки в полной сумме сверх предусмотренных Договором неустоек.</text:p>
      <text:p text:style-name="P14">3.4. Во всех других случаях неисполнения обязательств по договору поручения Стороны несут ответственность в соответствии с действующим законодательством РФ.</text:p>
      <text:p text:style-name="P15">4. Форс-мажор</text:p>
      <text:p text:style-name="P14">4.1. При наступлении обстоятельств непреодолимой силы, находящихся вне разумного предвидения и контроля сторон, стороны освобождаются от ответственности по обязательствам, связанным с полным или частичным неисполнением настоящего Договора на время действия таких обстоятельств либо их последствий.</text:p>
      <text:p text:style-name="P14">4.1.1. Понятие форс-мажорных обстоятельств определяется в соответствии с действующим законодательством РФ.</text:p>
      <text:p text:style-name="P14">4.2. Стороны обязуются сообщать друг другу в течение семи календарных дней со дня наступления события о наступлении и прекращении форс-мажорных обстоятельств, о предполагаемых сроках их действия <text:s/>в письменном виде за подписью уполномоченных на это лиц.</text:p>
      <text:p text:style-name="P14">4.3. Сторона, для которой создались форс-мажорные обстоятельства, обязана предпринять все зависящие от нее действии с целью уменьшения нанесенного таким обстоятельствами ущерба для обеих сторон, а в случае непринятия необходимых мер по сохранению любых ценностей, находящихся в распоряжении сторон обязана покрыть эти убытки другой стороне.</text:p>
      <text:p text:style-name="P14">4.4. Наступление форс-мажорных обстоятельств должно быть подтверждено торгово-промышленной палатой Российской Федерации или другим официальным органом.</text:p>
      <text:p text:style-name="P15">5. Заключительные положения</text:p>
      <text:p text:style-name="P14">5.1. Договор поручения заключён в 2-х экземплярах, имеющих одинаковую юридическую силу, по одному экземпляру для каждой Стороны. </text:p>
      <text:p text:style-name="P14"><text:soft-page-break/>5.2. Любая договоренность между Сторонами, влекущая за собой новые обязательства, которые не вытекают из Договора, должна быть подтверждена Сторонами в форме дополнительных соглашений к Договору. Все изменения и дополнения к Договору считаются действительными, если они оформлены в письменном виде и подписаны надлежащими уполномоченными представителями Сторон.</text:p>
      <text:p text:style-name="P14">5.3. Сторона не вправе передавать свои права и обязательства по Договору третьим лицам без предварительного письменного согласия другой Стороны.</text:p>
      <text:p text:style-name="P14">5.4. Ссылки на слово или термин в договоре поручения в единственном числе включают в себя ссылки на это слово или термин во множественном числе. Ссылки на слово или термин во множественном числе включают в себя ссылки на это слово или термин в единственном числе. Данное правило применимо, если из текста Договора не вытекает иное.</text:p>
      <text:p text:style-name="P14">5.5. Стороны соглашаются, что за исключением сведений, которые в соответствии с законодательством Российской Федерации не могут составлять коммерческую тайну лица, содержание договора поручения, а также все документы, переданные Сторонами друг другу в связи с Договором, считаются конфиденциальными и относятся к коммерческой тайне Сторон, которая не подлежит разглашению без письменного согласия другой Стороны.</text:p>
      <text:p text:style-name="P14">5.6. Для целей удобства в Договоре под Сторонами также понимаются их уполномоченные лица, а также их возможные правопреемники.</text:p>
      <text:p text:style-name="P14">5.7. Уведомления и документы, передаваемые по Договору, направляются в письменном виде по адресам, указанным в реквизитах или нарочным.</text:p>
      <text:p text:style-name="P14">5.10. Все споры и разногласия, которые могут возникнуть между Сторонами и вытекающие из настоящего договора поручения или в связи с ним, будут разрешаться путем переговоров. В случае невозможности путем переговоров достичь соглашения по спорным вопросам в течение 15 (пятнадцати) календарных дней с момента получения письменной претензии, споры разрешаются в суде г. Калининград в соответствии с действующим законодательством РФ.</text:p>
      <text:p text:style-name="P14">5.11. Условия договора поручения обязательны для правопреемников Сторон.</text:p>
      <text:p text:style-name="P15">6. Адреса и реквизиты сторон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>Поверенный</text:p>
          </table:table-cell>
          <table:table-cell table:style-name="Таблица1.A1" office:value-type="string">
            <text:p text:style-name="P17">Заказчик</text:p>
          </table:table-cell>
        </table:table-row>
        <table:table-row table:style-name="Таблица1.1">
          <table:table-cell table:style-name="Таблица1.A1" office:value-type="string">
            <text:p text:style-name="P4">ФИО__________________________________</text:p>
            <text:p text:style-name="P4">__________________________________</text:p>
            <text:p text:style-name="P4">Паспорт(полностью)_____________________</text:p>
            <text:p text:style-name="P4">__________________________________</text:p>
            <text:p text:style-name="P4">__________________________________</text:p>
            <text:p text:style-name="P4">__________________________________</text:p>
            <text:p text:style-name="P4">адрес__________________________________</text:p>
            <text:p text:style-name="P4">__________________________________</text:p>
            <text:p text:style-name="P4">__________________________________</text:p>
            <text:p text:style-name="P4">__________________________________</text:p>
            <text:p text:style-name="P4">Контактный телефон _______________</text:p>
            <text:p text:style-name="P4"/>
            <text:p text:style-name="P4"/>
            <text:p text:style-name="P4"/>
            <text:p text:style-name="P4"/>
            <text:p text:style-name="P4"/>
            <text:p text:style-name="P4">______________________</text:p>
          </table:table-cell>
          <table:table-cell table:style-name="Таблица1.A1" office:value-type="string">
            <text:p text:style-name="P5">ГАУ КО «ЦСП СК»</text:p>
            <text:p text:style-name="P5">236001 гор. Калининград ул. Согласия, 41</text:p>
            <text:p text:style-name="P5">236035 а/я 5475</text:p>
            <text:p text:style-name="P5">ИНН/КПП 3904033196/390601001</text:p>
            <text:p text:style-name="P5">ОГРН 1023900592286</text:p>
            <text:p text:style-name="P5">Министерство финансов </text:p>
            <text:p text:style-name="P5"><text:s/>Калининградской области <text:s text:c="23"/></text:p>
            <text:p text:style-name="P5">(ГАУ КО «ЦСП СК» л/с 30356Щ47030)</text:p>
            <text:p text:style-name="P5">КС 03224643270000003500</text:p>
            <text:p text:style-name="P5">ЕКС 40102810545370000028</text:p>
            <text:p text:style-name="P5">ОТДЕЛЕНИЕ КАЛИНИНГРАД БАНКА</text:p>
            <text:p text:style-name="P5">РОССИИ/УФК по Калининградской области</text:p>
            <text:p text:style-name="P5">БИК ТОФК 012748051</text:p>
            <text:p text:style-name="P5">Тел/факс (4021) 91-65-42</text:p>
            <text:p text:style-name="P3"><text:span text:style-name="T6">e</text:span><text:span text:style-name="T5">-</text:span><text:span text:style-name="T6">mail</text:span><text:span text:style-name="T5">: </text:span><text:span text:style-name="T6">gaukocspsk</text:span><text:span text:style-name="T5">@</text:span><text:span text:style-name="T6">mail</text:span><text:span text:style-name="T5">.</text:span><text:span text:style-name="T6">ru</text:span><text:bookmark text:name="_GoBack"/></text:p>
            <text:p text:style-name="P5">Директор</text:p>
            <text:p text:style-name="P5">_____________________ К.О. Губина </text:p>
            <text:p text:style-name="P5"/>
          </table:table-cell>
        </table:table-row>
      </table:table>
      <text:p text:style-name="P8"><text:span text:style-name="T9">Настоящим я, <text:s text:c="2"/>_________________________________,</text:span><text:span text:style-name="T8"> далее – «Субъект Персональных Данных», во исполнение требований Федерального закона от 27.07.2006 г. № 152-ФЗ «О персональных данных» (с изменениями и дополнениями) свободно, своей волей и в своем интересе даю свое согласие ГАУ К О «ЦСП СК»» на обработку своих персональных данных. </text:span></text:p>
      <text:p text:style-name="P25">Под персональными данными я понимаю любую информацию, относящуюся ко мне как к Субъекту Персональных Данных, в том числе мои фамилию, имя, отчество, пол, дату <text:soft-page-break/>рождения, адрес регистрации по месту жительства, адрес фактического проживания, паспортные данные ( данные свидетельства о рождении) контактные телефон(ы), адрес электронной почты.. Под обработкой персональных данных я понимаю сбор, систематизацию, накопление, уточнение, обновление, изменение, использование, распространение, передачу, в том числе трансграничную, обезличивание, блокирование, уничтожение, бессрочное хранение, <text:s/>и любые другие действия (операции) с персональными данными. <text:s text:c="4"/></text:p>
      <text:p text:style-name="P26">__________________________________________________________________________________подпись</text:p>
      <text:p text:style-name="P7"/>
      <text:p text:style-name="P7">АКТ</text:p>
      <text:p text:style-name="P7"/>
      <text:p text:style-name="P7">Выполненных работ (услуг) по договору поручения</text:p>
      <text:p text:style-name="P21">к смете № _______</text:p>
      <text:p text:style-name="P6"/>
      <text:p text:style-name="P14">Государственное автономное учреждение Калининградской области "Центр спортивной подготовки сборных команд" (ГАУ КО "ЦСП СК") в дальнейшем именуемое, «Доверитель», в лице директора Губиной Ксении Олеговны, действующей на основании Устава, с одной стороны и <text:s text:c="2"/>_________________________________________________________________,</text:p>
      <text:p text:style-name="P19">именуемый в дальнейшем «Поверенный», с другой стороны, вместе именуемые «Стороны», </text:p>
      <text:p text:style-name="P19">подписали настоящий акт в том, что в соответствии с <text:s/>договором поручения от ________________, обязательство по формированию отчетных документов по спортивному мероприятию и выплата денежных средств, <text:s/>в соответствии с предоставленными первичными документами, в том числе:</text:p>
      <text:p text:style-name="P19">- сбор документов по судейской коллегии, рабочему персоналу, медицинскому персоналу и т.д. (договор, акт, персональные данные, ведомость на получение денежных средств, табель учета рабочего времени, список судейской бригады, направление на врача и т.д.), <text:s/>выплата им денежных средств; </text:p>
      <text:p text:style-name="P19">- подготовка и сбор информации по лицам, подлежащим награждению (ведомость, персональные данные);</text:p>
      <text:p text:style-name="P19">- подготовка протоколов соревнований и отчета главного судьи по утвержденным формам;</text:p>
      <text:p text:style-name="P19">- подготовка прочих документов, предусмотренных положением о спортивном мероприятии, </text:p>
      <text:p text:style-name="P19">оказаны полностью, стороны претензий не имеют.</text:p>
      <text:p text:style-name="P10"/>
      <text:p text:style-name="P11"><text:span text:style-name="T2">Сумма <text:s/>по отчету <text:s/>к оплате (возмещению), составляет:</text:span><text:span text:style-name="T7">____________________________________</text:span></text:p>
      <text:p text:style-name="P22">_________________________________________________________________________________________________</text:p>
      <text:p text:style-name="P9"/>
      <text:p text:style-name="P10"/>
      <text:p text:style-name="P3"><text:span text:style-name="T3">Доверитель______________ <text:s text:c="3"/></text:span><text:span text:style-name="T2"><text:s/>Губина К.О. <text:s text:c="2"/><text:tab/> <text:s text:c="13"/></text:span><text:span text:style-name="T3">Поверенный______________________</text:span></text:p>
      <text:h text:style-name="P24" text:outline-level="2"><text:tab/><text:tab/><text:tab/><text:tab/><text:tab/><text:tab/></text:h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sPlusNormal" style:family="paragraph" style:default-outline-level="" style:list-style-name="">
      <style:paragraph-properties fo:margin-left="0cm" fo:margin-right="0cm" fo:orphans="0" fo:widows="0" fo:text-indent="1.27cm" style:auto-text-indent="false" style:writing-mode="lr-tb"/>
      <style:text-properties style:use-window-font-color="true" style:font-name="Arial1" style:font-name-complex="Arial2"/>
    </style:style>
    <style:style style:name="ConsPlusNonformat" style:family="paragraph" style:default-outline-level="" style:list-style-name="">
      <style:paragraph-properties fo:orphans="0" fo:widows="0" style:writing-mode="lr-tb"/>
      <style:text-properties style:use-window-font-color="true" style:font-name="Courier New" style:font-name-complex="Courier New1"/>
    </style:style>
    <style:style style:name="ConsPlusTitle" style:family="paragraph" style:default-outline-level="" style:list-style-name="">
      <style:paragraph-properties fo:orphans="0" fo:widows="0" style:writing-mode="lr-tb"/>
      <style:text-properties style:use-window-font-color="true" style:font-name="Arial1" fo:font-weight="bold" style:font-weight-asian="bold" style:font-name-complex="Arial2" style:font-weight-complex="bold"/>
    </style:style>
    <style:style style:name="ConsPlusCell" style:family="paragraph" style:default-outline-level="" style:list-style-name="">
      <style:paragraph-properties fo:orphans="0" fo:widows="0" style:writing-mode="lr-tb"/>
      <style:text-properties style:use-window-font-color="true" style:font-name="Arial1" style:font-name-complex="Arial2"/>
    </style:style>
    <style:style style:name="ConsPlusDocList" style:family="paragraph" style:default-outline-level="" style:list-style-name="">
      <style:paragraph-properties fo:orphans="0" fo:widows="0" style:writing-mode="lr-tb"/>
      <style:text-properties style:use-window-font-color="true" style:font-name="Courier New" style:font-name-complex="Courier New1"/>
    </style:style>
    <style:style style:name="Normal_20__28_Web_29_" style:display-name="Normal (Web)" style:family="paragraph" style:parent-style-name="Standard" style:default-outline-level="" style:list-style-name="">
      <style:paragraph-properties fo:margin-top="0.049cm" fo:margin-bottom="0.176cm" fo:line-height="100%"/>
      <style:text-properties style:font-name="Times New Roman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691cm" fo:margin-left="3cm" fo:margin-right="0.748cm" style:writing-mode="lr-tb" style:layout-grid-color="#c0c0c0" style:layout-grid-lines="2775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62cm" fo:margin-left="0cm" fo:margin-right="0cm" fo:margin-top="0.961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Пользователь</meta:initial-creator>
    <meta:editing-cycles>85</meta:editing-cycles>
    <meta:print-date>2023-01-11T15:48:03.96</meta:print-date>
    <meta:creation-date>2016-03-14T09:02:00</meta:creation-date>
    <dc:date>2023-01-11T15:48:09.79</dc:date>
    <meta:editing-duration>PT11M59S</meta:editing-duration>
    <meta:generator>OpenOffice/4.1.8$Win32 OpenOffice.org_project/418m3$Build-9803</meta:generator>
    <meta:document-statistic meta:table-count="1" meta:image-count="0" meta:object-count="0" meta:page-count="4" meta:paragraph-count="104" meta:word-count="1445" meta:character-count="1233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